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8.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text:list-style style:name="L2">
      <text:list-level-style-bullet text:level="1" text:bullet-char="•">
        <style:list-level-properties text:space-before="36.00pt" text:min-label-width="18.00pt"/>
        <style:text-properties fo:font-family="Symbol"/>
      </text:list-level-style-bullet>
    </text:list-style>
    <style:style style:name="P2" style:family="paragraph">
      <style:paragraph-properties fo:line-height="100.00%" fo:text-align="left" fo:margin-bottom="8.00pt"/>
    </style:style>
    <style:style style:name="P3" style:family="paragraph">
      <style:paragraph-properties fo:line-height="100.00%" fo:text-align="left" fo:margin-bottom="8.00pt"/>
    </style:style>
  </office:automatic-styles>
  <office:body>
    <office:text>
      <text:p text:style-name="P1"><text:span text:style-name="T1"><text:tab/><text:tab/><text:tab/></text:span><text:span text:style-name="T2"><text:s text:c="2"/>Time Zone Converter </text:span></text:p>
      <text:p text:style-name="P1"><text:span text:style-name="T3"/></text:p>
      <text:p text:style-name="P1"><text:span text:style-name="T4">A. Introduction:</text:span></text:p>
      <text:list text:style-name="L2">
        <text:list-item>
          <text:p text:style-name="P2"><text:span text:style-name="T4">Purpose/Description</text:span><text:span text:style-name="T5">: Timezone converter is used to convert date and time from one timezone to another timezone.With the help of this application we can acheive this.User has to provide necessary details such as from and to time zone and time stamp that has to be converted to. Output would be the converted timestamp in the requested timezone. </text:span></text:p>
        </text:list-item>
        <text:list-item>
          <text:p text:style-name="P2"><text:span text:style-name="T6">Scope</text:span><text:span text:style-name="T7"><text:s/>: Reusable component<text:s text:c="2"/>where the user can use it with minimal changes according to their requirement.</text:span></text:p>
        </text:list-item>
        <text:list-item>
          <text:p text:style-name="P2"><text:span text:style-name="T8">Advantage:<text:s/></text:span><text:span text:style-name="T9">The user can convert the date and time from one timezone to another timezone. </text:span></text:p>
        </text:list-item>
        <text:list-item>
          <text:p text:style-name="P2"><text:span text:style-name="T10">Is there any functionality which compete the market?<text:s/></text:span><text:span text:style-name="T11">No</text:span><text:span text:style-name="T12"/></text:p>
        </text:list-item>
        <text:list-item>
          <text:p text:style-name="P2"><text:span text:style-name="T12">Design Document/Process Document</text:span><text:span text:style-name="T13"><text:s/>- Path or attachment</text:span></text:p>
        </text:list-item>
        <text:list-item>
          <text:p text:style-name="P2"><text:span text:style-name="T14">Test case document -<text:s/></text:span><text:a xlink:href="https://virtusaonline-my.sharepoint.com/:x:/r/personal/aswinia_virtusa_com/_layouts/15/Doc.aspx?sourcedoc=%7B8d236a1d-d465-4da7-8f51-3e861bdff996%7D&amp;action=default&amp;CID=f5d085aa-5af1-4713-ab2d-1b707fad3d63"><text:span text:style-name="T15">https://virtusaonline-my.sharepoint.com/:x:/r/personal/aswinia_virtusa_com/_layouts/15/Doc.aspx?sourcedoc=%7B8d236a1d-d465-4da7-8f51-3e861bdff996%7D&amp;action=default&amp;CID=f5d085aa-5af1-4713-ab2d-1b707fad3d63</text:span></text:a><text:span text:style-name="T16"/></text:p>
        </text:list-item>
      </text:list>
      <text:p text:style-name="P3"><text:span text:style-name="T16">B. Prerequisites:</text:span></text:p>
      <text:p text:style-name="P3"><text:span text:style-name="T17"><text:tab/>OS: Windows</text:span></text:p>
      <text:p text:style-name="P3"><text:span text:style-name="T17"><text:tab/>Browsers: IE/Chrome/Edge</text:span></text:p>
      <text:p text:style-name="P3"><text:span text:style-name="T17"><text:tab/>RAM: 2GB</text:span></text:p>
      <text:p text:style-name="P3"><text:span text:style-name="T18">C. Required tools/software’s:</text:span></text:p>
      <text:p text:style-name="P3"><text:span text:style-name="T19"><text:tab/>1. JDK 1.8</text:span></text:p>
      <text:p text:style-name="P3"><text:span text:style-name="T19"><text:tab/>2. Apache Tomcat Sever version 9.0</text:span></text:p>
      <text:p text:style-name="P3"><text:span text:style-name="T19"><text:tab/>3. Eclipse IDE</text:span></text:p>
      <text:p text:style-name="P3"><text:span text:style-name="T19"><text:tab/>4. jar files for Gson-2.6.2</text:span></text:p>
      <text:p text:style-name="P3"><text:span text:style-name="T19"><text:s text:c="17"/>5. Junit jar- 4.0(For Testcases)</text:span></text:p>
      <text:p text:style-name="P3"><text:span text:style-name="T19"/></text:p>
      <text:p text:style-name="P3"><text:span text:style-name="T20">D. Technology used:</text:span></text:p>
      <text:p text:style-name="P3"><text:span text:style-name="T21"><text:s text:c="18"/>1.Backend Technologies: Java 1.8, Servlet 3.0</text:span></text:p>
      <text:p text:style-name="P3"><text:span text:style-name="T21"><text:tab/><text:s text:c="2"/>2.Frontend Technologies: Html, JQuery, Json, Ajax, Bootstrap</text:span></text:p>
      <text:p text:style-name="P3"><text:span text:style-name="T21"/></text:p>
      <text:p text:style-name="P3"><text:span text:style-name="T22">E. Compatibility: Browser/OS</text:span></text:p>
      <text:p text:style-name="P3"><text:span text:style-name="T23"><text:s text:c="18"/>Chrome/Microsoft Edge/Internet Explorer</text:span></text:p>
      <text:p text:style-name="P3"><text:span text:style-name="T24">F. Execution Process:</text:span></text:p>
      <text:p text:style-name="P3"><text:span text:style-name="T24"><text:s text:c="2"/></text:span><text:span text:style-name="T25"><text:s text:c="18"/>After adding the code on to server we can access the web application with the help of the url "(</text:span><text:a xlink:href="Http://localhost:portnumber/TimeZoneConverter"><text:span text:style-name="T26">Http://localhost:portnumber/TimeZoneConverter</text:span></text:a><text:span text:style-name="T27">)".</text:span><text:span text:style-name="T28"/></text:p>
      <text:p text:style-name="P3"><text:span text:style-name="T28"/></text:p>
      <text:p text:style-name="P3"><text:span text:style-name="T28">G. Lenience (If using any license tool):<text:s/></text:span><text:span text:style-name="T29">NA</text:span><text:span text:style-name="T30"/></text:p>
      <text:p text:style-name="P3"><text:span text:style-name="T31"/></text:p>
      <text:p text:style-name="P3"><text:span text:style-name="T32">H. Known Issues:<text:s/></text:span><text:span text:style-name="T33">No</text:span><text:span text:style-name="T34"/></text:p>
      <text:p text:style-name="P3"><text:span text:style-name="T35"/></text:p>
      <text:p text:style-name="P3"><text:span text:style-name="T35"/></text:p>
      <text:p text:style-name="P3"><text:span text:style-name="T35"/></text:p>
      <text:p text:style-name="P3"><text:span text:style-name="T35"><text:tab/></text:span></text:p>
      <text:p text:style-name="P3"><text:span text:style-name="T35"><text:tab/></text:span></text:p>
      <text:p text:style-name="P3"><text:span text:style-name="T35"><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